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Source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ource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Source.get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ource.SAXSource( XMLReader reader ,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Source.SAX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ource.setXMLRead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ource.SAX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AXSource.setInput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Source.sourceToInputSourc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AXSource.setSystemId(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